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image/png" manifest:full-path="Pictures/10000000000000200000002000309F1C.png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" manifest:full-path="ObjectReplacements/Object 31"/>
  <manifest:file-entry manifest:media-type="application/x-openoffice-gdimetafile;windows_formatname=&quot;GDIMetaFile&quot;" manifest:full-path="ObjectReplacements/Object 32"/>
  <manifest:file-entry manifest:media-type="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406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20pt" fo:font-style="italic" fo:text-shadow="none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6.953cm" svg:height="14.656cm" svg:x="1.47cm" svg:y="3.81cm">
          <draw:text-box>
            <text:p><text:span text:style-name="T1">Legend</text:span></text:p>
            <text:p><text:span text:style-name="T1"/></text:p>
            <text:p><text:span text:style-name="T2"><text:tab/></text:span><text:span text:style-name="T2"><text:tab/></text:span><text:span text:style-name="T2">Free flow of data / free file creation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Duplication of data flow / a shared file (or memory) for multiple readers.</text:span></text:p>
            <text:p><text:span text:style-name="T2"/></text:p>
            <text:p><text:span text:style-name="T2"/></text:p>
            <text:p><text:span text:style-name="T2"><text:tab/></text:span><text:span text:style-name="T2"><text:tab/></text:span><text:span text:style-name="T2">Inquiry flow / a service by a server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Synchronization point: the next step cannot complete unless this point completes and this point only needs to be completed once and then</text:span></text:p>
            <text:p><text:span text:style-name="T3"><text:tab/></text:span><text:span text:style-name="T3"><text:tab/></text:span><text:span text:style-name="T3">acts as a server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Online server constructed from another phas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Mulitplexer that preserves message boundary (i.e., packet-based). For example, if input flow A is delivering a single line, the multiplexer</text:span></text:p>
            <text:p><text:span text:style-name="T3"><text:tab/></text:span><text:span text:style-name="T3"><text:tab/></text:span><text:span text:style-name="T3">will output the single line without letting another input flow to garble the single line. The multiplexer can store its output in a file.</text:span></text:p>
            <text:p><text:span text:style-name="T3"/></text:p>
            <text:p><text:span text:style-name="T3"/></text:p>
            <text:p><text:span text:style-name="T3"><text:tab/></text:span><text:span text:style-name="T3"><text:tab/></text:span><text:span text:style-name="T3">A list of fields.</text:span></text:p>
            <text:p><text:span text:style-name="T4"/></text:p>
            <text:p><text:span text:style-name="T3"><text:tab/></text:span><text:span text:style-name="T3"><text:tab/></text:span><text:span text:style-name="T3">A list of records.</text:span></text:p>
            <text:p><text:span text:style-name="T3"/></text:p>
            <text:p><text:span text:style-name="T3"/></text:p>
            <text:p><text:span text:style-name="T5"/></text:p>
            <text:p><text:span text:style-name="T3"><text:tab/></text:span><text:span text:style-name="T3"><text:tab/></text:span><text:span text:style-name="T3">A processing unit (x means required argument; [x] means optional argument; y … means that y can be repeated).</text:span></text:p>
            <text:p><text:span text:style-name="T3"><text:tab/></text:span><text:span text:style-name="T3"><text:tab/></text:span></text:p>
          </draw:text-box>
        </draw:frame>
        <draw:g>
          <draw:line draw:style-name="gr2" draw:text-style-name="P1" draw:layer="layout" svg:x1="2.028cm" svg:y1="6.682cm" svg:x2="4.06cm" svg:y2="6.682cm">
            <text:p/>
          </draw:line>
          <draw:custom-shape draw:style-name="gr3" draw:text-style-name="P1" draw:layer="layout" svg:width="0.184cm" svg:height="0.184cm" svg:x="1.942cm" svg:y="6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028cm" svg:y1="6.682cm" svg:x2="3.298cm" svg:y2="7.444cm">
            <text:p/>
          </draw:line>
        </draw:g>
        <draw:line draw:style-name="gr2" draw:text-style-name="P1" draw:layer="layout" svg:x1="2.028cm" svg:y1="5.239cm" svg:x2="4.06cm" svg:y2="5.239cm">
          <text:p/>
        </draw:line>
        <draw:line draw:style-name="gr4" draw:text-style-name="P1" draw:layer="layout" svg:x1="2.028cm" svg:y1="8.151cm" svg:x2="4.06cm" svg:y2="8.151cm">
          <text:p/>
        </draw:line>
        <draw:custom-shape draw:style-name="gr5" draw:text-style-name="P1" draw:layer="layout" svg:width="0.508cm" svg:height="0.508cm" svg:x="2.758cm" svg:y="9.2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1" draw:layer="layout" svg:width="1.016cm" svg:height="1.016cm" svg:x="2.54cm" svg:y="12.568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508cm" svg:height="0.508cm" svg:x="2.758cm" svg:y="11.1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8" draw:layer="layout" svg:width="1.979cm" svg:height="0.444cm" svg:x="2.19cm" svg:y="14.478cm"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layer="layout" svg:width="0.857cm" svg:height="1.313cm" svg:x="2.794cm" svg:y="15.197cm"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custom-shape draw:style-name="gr6" draw:text-style-name="P2" draw:layer="layout" svg:width="1.27cm" svg:height="1.702cm" svg:x="2.54cm" svg:y="16.764cm">
          <text:p text:style-name="P2"><text:span text:style-name="T6">name</text:span></text:p>
          <text:p text:style-name="P2"><text:span text:style-name="T7">x</text:span></text:p>
          <text:p text:style-name="P2">[x]</text:p>
          <text:p text:style-name="P2">y ...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2" draw:layer="layout" svg:width="2.817cm" svg:height="1.778cm" svg:x="12.954cm" svg:y="10.795cm">
          <text:p text:style-name="P2">IDF</text:p>
          <text:p text:style-name="P2">-M num_all_docs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17cm" svg:height="1.524cm" svg:x="20.551cm" svg:y="10.922cm">
          <text:p text:style-name="P2">DIC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23.391cm" svg:y="4.826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2" draw:layer="layout" svg:width="2.794cm" svg:height="2.032cm" svg:x="2.794cm" svg:y="5.08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4cm" svg:y="5.08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6.096cm" svg:x2="6.604cm" svg:y2="6.096cm">
            <text:p/>
          </draw:line>
          <draw:frame draw:style-name="gr8" draw:layer="layout" svg:width="1.223cm" svg:height="1.484cm" svg:x="9.539cm" svg:y="4.358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8" draw:layer="layout" svg:width="0.489cm" svg:height="1.312cm" svg:x="5.842cm" svg:y="4.53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9" draw:layer="layout" svg:width="3.131cm" svg:height="0.64cm" svg:x="4.489cm" svg:y="3.81cm">
            <draw:text-box>
              <text:p>non-unique tokens</text:p>
            </draw:text-box>
          </draw:frame>
          <draw:frame draw:style-name="gr9" draw:layer="layout" svg:width="3.266cm" svg:height="0.64cm" svg:x="8.644cm" svg:y="3.81cm">
            <draw:text-box>
              <text:p>unique tokens / doc</text:p>
            </draw:text-box>
          </draw:frame>
          <draw:line draw:style-name="gr10" draw:text-style-name="P1" draw:layer="layout" svg:x1="9.398cm" svg:y1="6.096cm" svg:x2="11.684cm" svg:y2="6.096cm">
            <text:p/>
          </draw:line>
        </draw:g>
        <draw:g>
          <draw:custom-shape draw:style-name="gr6" draw:text-style-name="P2" draw:layer="layout" svg:width="2.794cm" svg:height="2.032cm" svg:x="2.794cm" svg:y="8.63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4cm" svg:y="8.63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8cm" svg:y1="9.652cm" svg:x2="6.604cm" svg:y2="9.652cm">
            <text:p/>
          </draw:line>
          <draw:frame draw:style-name="gr8" draw:layer="layout" svg:width="1.466cm" svg:height="1.484cm" svg:x="9.398cm" svg:y="7.914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8" draw:layer="layout" svg:width="0.668cm" svg:height="1.312cm" svg:x="5.588cm" svg:y="8.08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line draw:style-name="gr10" draw:text-style-name="P1" draw:layer="layout" svg:x1="9.398cm" svg:y1="9.652cm" svg:x2="11.176cm" svg:y2="9.652cm">
            <text:p/>
          </draw:line>
        </draw:g>
        <draw:frame draw:style-name="gr9" draw:text-style-name="P3" draw:layer="layout" svg:width="0.591cm" svg:height="1.418cm" svg:x="3.8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layer="layout" svg:width="2.064cm" svg:height="0.64cm" draw:transform="rotate (1.5707963267946) translate (1.392cm 8.922cm)">
          <draw:text-box>
            <text:p>Category 1</text:p>
          </draw:text-box>
        </draw:frame>
        <draw:custom-shape draw:style-name="gr11" draw:text-style-name="P1" draw:layer="layout" svg:width="0.508cm" svg:height="5.588cm" svg:x="2.032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custom-shape draw:style-name="gr6" draw:text-style-name="P2" draw:layer="layout" svg:width="2.794cm" svg:height="2.032cm" svg:x="2.795cm" svg:y="12.7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5cm" svg:y="12.7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3.716cm" svg:x2="6.605cm" svg:y2="13.716cm">
            <text:p/>
          </draw:line>
          <draw:frame draw:style-name="gr8" draw:layer="layout" svg:width="1.73cm" svg:height="1.484cm" svg:x="9.398cm" svg:y="11.978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8" draw:layer="layout" svg:width="0.772cm" svg:height="1.312cm" svg:x="5.589cm" svg:y="12.15c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line draw:style-name="gr10" draw:text-style-name="P1" draw:layer="layout" svg:x1="9.399cm" svg:y1="13.716cm" svg:x2="11.176cm" svg:y2="13.716cm">
            <text:p/>
          </draw:line>
        </draw:g>
        <draw:g>
          <draw:custom-shape draw:style-name="gr6" draw:text-style-name="P2" draw:layer="layout" svg:width="2.794cm" svg:height="2.032cm" svg:x="2.795cm" svg:y="16.256cm">
            <text:p text:style-name="P2">tokenizer</text:p>
            <text:p text:style-name="P2">[-d delimiter_list]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794cm" svg:height="2.032cm" svg:x="6.605cm" svg:y="16.256cm">
            <text:p text:style-name="P2">TF</text:p>
            <text:p text:style-name="P2">[-o output_file]</text:p>
            <text:p text:style-name="P2">[input_file]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5.589cm" svg:y1="17.272cm" svg:x2="6.605cm" svg:y2="17.272cm">
            <text:p/>
          </draw:line>
          <draw:frame draw:style-name="gr8" draw:layer="layout" svg:width="1.824cm" svg:height="1.484cm" svg:x="9.399cm" svg:y="15.534cm"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8" draw:layer="layout" svg:width="0.888cm" svg:height="1.312cm" svg:x="5.589cm" svg:y="15.706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line draw:style-name="gr10" draw:text-style-name="P1" draw:layer="layout" svg:x1="9.399cm" svg:y1="17.272cm" svg:x2="11.684cm" svg:y2="17.272cm">
            <text:p/>
          </draw:line>
        </draw:g>
        <draw:frame draw:style-name="gr9" draw:text-style-name="P3" draw:layer="layout" svg:width="0.591cm" svg:height="1.418cm" svg:x="3.811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layer="layout" svg:width="2.022cm" svg:height="0.64cm" draw:transform="rotate (1.5707963267946) translate (1.392cm 16.586cm)">
          <draw:text-box>
            <text:p>Category s</text:p>
          </draw:text-box>
        </draw:frame>
        <draw:custom-shape draw:style-name="gr11" draw:text-style-name="P1" draw:layer="layout" svg:width="0.508cm" svg:height="5.512cm" svg:x="2.033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0.591cm" svg:height="1.418cm" svg:x="3.811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11.176cm" svg:y1="9.652cm" svg:x2="11.43cm" svg:y2="11.176cm">
          <text:p/>
        </draw:line>
        <draw:line draw:style-name="gr2" draw:text-style-name="P1" draw:layer="layout" svg:x1="11.176cm" svg:y1="13.716cm" svg:x2="11.43cm" svg:y2="12.192cm">
          <text:p/>
        </draw:line>
        <draw:line draw:style-name="gr2" draw:text-style-name="P1" draw:layer="layout" svg:x1="11.684cm" svg:y1="6.096cm" svg:x2="11.684cm" svg:y2="11.176cm">
          <text:p/>
        </draw:line>
        <draw:line draw:style-name="gr2" draw:text-style-name="P1" draw:layer="layout" svg:x1="11.684cm" svg:y1="17.272cm" svg:x2="11.684cm" svg:y2="12.192cm">
          <text:p/>
        </draw:line>
        <draw:custom-shape draw:style-name="gr6" draw:text-style-name="P1" draw:layer="layout" svg:width="1.016cm" svg:height="1.016cm" svg:x="11.176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192cm" svg:y1="11.684cm" svg:x2="12.954cm" svg:y2="11.684cm">
          <text:p/>
        </draw:line>
        <draw:frame draw:style-name="gr8" draw:layer="layout" svg:width="1.873cm" svg:height="1.314cm" svg:x="15.948cm" svg:y="10.52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2" draw:text-style-name="P1" draw:layer="layout" svg:x1="11.684cm" svg:y1="6.096cm" svg:x2="15.748cm" svg:y2="6.096cm">
          <text:p/>
        </draw:line>
        <draw:line draw:style-name="gr4" draw:text-style-name="P1" draw:layer="layout" svg:x1="14.478cm" svg:y1="10.414cm" svg:x2="14.478cm" svg:y2="10.795cm">
          <text:p/>
        </draw:line>
        <draw:custom-shape draw:style-name="gr6" draw:text-style-name="P2" draw:layer="layout" svg:width="2.794cm" svg:height="1.778cm" svg:x="15.748cm" svg:y="4.826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1.176cm" svg:y1="9.652cm" svg:x2="15.748cm" svg:y2="9.652cm">
          <text:p/>
        </draw:line>
        <draw:custom-shape draw:style-name="gr3" draw:text-style-name="P1" draw:layer="layout" svg:width="0.184cm" svg:height="0.184cm" svg:x="11.589cm" svg:y="1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272cm" svg:y1="6.604cm" svg:x2="17.272cm" svg:y2="8.128cm">
          <text:p/>
        </draw:line>
        <draw:line draw:style-name="gr12" draw:text-style-name="P1" draw:layer="layout" svg:x1="17.272cm" svg:y1="8.128cm" svg:x2="13.97cm" svg:y2="8.128cm">
          <text:p/>
        </draw:line>
        <draw:line draw:style-name="gr4" draw:text-style-name="P1" draw:layer="layout" svg:x1="13.97cm" svg:y1="8.128cm" svg:x2="13.97cm" svg:y2="10.795cm">
          <text:p/>
        </draw:line>
        <draw:line draw:style-name="gr2" draw:text-style-name="P1" draw:layer="layout" svg:x1="11.176cm" svg:y1="13.716cm" svg:x2="15.748cm" svg:y2="13.716cm">
          <text:p/>
        </draw:line>
        <draw:line draw:style-name="gr2" draw:text-style-name="P1" draw:layer="layout" svg:x1="11.684cm" svg:y1="17.272cm" svg:x2="15.748cm" svg:y2="17.272cm">
          <text:p/>
        </draw:line>
        <draw:line draw:style-name="gr12" draw:text-style-name="P1" draw:layer="layout" svg:x1="17.272cm" svg:y1="16.764cm" svg:x2="17.272cm" svg:y2="15.24cm">
          <text:p/>
        </draw:line>
        <draw:line draw:style-name="gr12" draw:text-style-name="P1" draw:layer="layout" svg:x1="17.272cm" svg:y1="15.24cm" svg:x2="13.97cm" svg:y2="15.24cm">
          <text:p/>
        </draw:line>
        <draw:line draw:style-name="gr4" draw:text-style-name="P1" draw:layer="layout" svg:x1="14.478cm" svg:y1="12.954cm" svg:x2="14.478cm" svg:y2="12.573cm">
          <text:p/>
        </draw:line>
        <draw:line draw:style-name="gr4" draw:text-style-name="P1" draw:layer="layout" svg:x1="13.97cm" svg:y1="15.24cm" svg:x2="13.97cm" svg:y2="12.573cm">
          <text:p/>
        </draw:line>
        <draw:line draw:style-name="gr12" draw:text-style-name="P1" draw:layer="layout" svg:x1="17.272cm" svg:y1="10.16cm" svg:x2="17.272cm" svg:y2="10.414cm">
          <text:p/>
        </draw:line>
        <draw:line draw:style-name="gr12" draw:text-style-name="P1" draw:layer="layout" svg:x1="17.272cm" svg:y1="10.414cm" svg:x2="14.478cm" svg:y2="10.414cm">
          <text:p/>
        </draw:line>
        <draw:line draw:style-name="gr12" draw:text-style-name="P1" draw:layer="layout" svg:x1="17.272cm" svg:y1="12.954cm" svg:x2="14.478cm" svg:y2="12.954cm">
          <text:p/>
        </draw:line>
        <draw:line draw:style-name="gr12" draw:text-style-name="P1" draw:layer="layout" svg:x1="17.272cm" svg:y1="13.208cm" svg:x2="17.272cm" svg:y2="12.954cm">
          <text:p/>
        </draw:line>
        <draw:custom-shape draw:style-name="gr5" draw:text-style-name="P1" draw:layer="layout" svg:width="0.508cm" svg:height="0.508cm" svg:x="15.263cm" svg:y="10.79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8" draw:layer="layout" svg:width="1.46cm" svg:height="1.484cm" svg:x="18.542cm" svg:y="4.35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1.757cm" svg:height="1.484cm" svg:x="18.563cm" svg:y="7.91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2" draw:text-style-name="P1" draw:layer="layout" svg:x1="18.542cm" svg:y1="6.096cm" svg:x2="23.368cm" svg:y2="6.096cm">
          <text:p/>
        </draw:line>
        <draw:line draw:style-name="gr2" draw:text-style-name="P1" draw:layer="layout" svg:x1="18.542cm" svg:y1="9.652cm" svg:x2="23.368cm" svg:y2="9.652cm">
          <text:p/>
        </draw:line>
        <draw:line draw:style-name="gr2" draw:text-style-name="P1" draw:layer="layout" svg:x1="18.542cm" svg:y1="13.716cm" svg:x2="23.368cm" svg:y2="13.716cm">
          <text:p/>
        </draw:line>
        <draw:line draw:style-name="gr2" draw:text-style-name="P1" draw:layer="layout" svg:x1="18.542cm" svg:y1="17.272cm" svg:x2="23.368cm" svg:y2="17.272cm">
          <text:p/>
        </draw:line>
        <draw:frame draw:style-name="gr8" draw:layer="layout" svg:width="1.857cm" svg:height="1.484cm" svg:x="18.542cm" svg:y="12.17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layer="layout" svg:width="2.069cm" svg:height="1.484cm" svg:x="18.543cm" svg:y="15.5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" draw:text-style-name="P1" draw:layer="layout" svg:x1="15.748cm" svg:y1="11.938cm" svg:x2="20.574cm" svg:y2="11.938cm">
          <text:p/>
        </draw:line>
        <draw:line draw:style-name="gr12" draw:text-style-name="P1" draw:layer="layout" svg:x1="24.892cm" svg:y1="10.16cm" svg:x2="24.892cm" svg:y2="10.414cm">
          <text:p/>
        </draw:line>
        <draw:line draw:style-name="gr12" draw:text-style-name="P1" draw:layer="layout" svg:x1="24.892cm" svg:y1="6.604cm" svg:x2="24.892cm" svg:y2="8.128cm">
          <text:p/>
        </draw:line>
        <draw:line draw:style-name="gr12" draw:text-style-name="P1" draw:layer="layout" svg:x1="24.892cm" svg:y1="8.128cm" svg:x2="21.59cm" svg:y2="8.128cm">
          <text:p/>
        </draw:line>
        <draw:line draw:style-name="gr12" draw:text-style-name="P1" draw:layer="layout" svg:x1="24.892cm" svg:y1="15.24cm" svg:x2="21.59cm" svg:y2="15.24cm">
          <text:p/>
        </draw:line>
        <draw:line draw:style-name="gr12" draw:text-style-name="P1" draw:layer="layout" svg:x1="24.892cm" svg:y1="16.764cm" svg:x2="24.892cm" svg:y2="15.24cm">
          <text:p/>
        </draw:line>
        <draw:line draw:style-name="gr12" draw:text-style-name="P1" draw:layer="layout" svg:x1="24.892cm" svg:y1="13.208cm" svg:x2="24.892cm" svg:y2="12.954cm">
          <text:p/>
        </draw:line>
        <draw:line draw:style-name="gr12" draw:text-style-name="P1" draw:layer="layout" svg:x1="24.892cm" svg:y1="12.954cm" svg:x2="22.098cm" svg:y2="12.954cm">
          <text:p/>
        </draw:line>
        <draw:line draw:style-name="gr4" draw:text-style-name="P1" draw:layer="layout" svg:x1="22.098cm" svg:y1="12.954cm" svg:x2="22.098cm" svg:y2="12.446cm">
          <text:p/>
        </draw:line>
        <draw:line draw:style-name="gr4" draw:text-style-name="P1" draw:layer="layout" svg:x1="21.59cm" svg:y1="15.24cm" svg:x2="21.59cm" svg:y2="12.446cm">
          <text:p/>
        </draw:line>
        <draw:line draw:style-name="gr4" draw:text-style-name="P1" draw:layer="layout" svg:x1="22.098cm" svg:y1="10.414cm" svg:x2="22.098cm" svg:y2="10.922cm">
          <text:p/>
        </draw:line>
        <draw:line draw:style-name="gr12" draw:text-style-name="P1" draw:layer="layout" svg:x1="24.892cm" svg:y1="10.414cm" svg:x2="22.098cm" svg:y2="10.414cm">
          <text:p/>
        </draw:line>
        <draw:line draw:style-name="gr4" draw:text-style-name="P1" draw:layer="layout" svg:x1="21.59cm" svg:y1="8.128cm" svg:x2="21.59cm" svg:y2="10.922cm">
          <text:p/>
        </draw:line>
        <draw:custom-shape draw:style-name="gr5" draw:text-style-name="P1" draw:layer="layout" svg:width="0.508cm" svg:height="0.508cm" svg:x="22.86cm" svg:y="10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2" draw:layer="layout" svg:width="2.794cm" svg:height="1.778cm" svg:x="23.391cm" svg:y="8.382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23.391cm" svg:y="13.208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02cm" svg:x="23.391cm" svg:y="16.764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15.748cm" svg:y="8.382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1.778cm" svg:x="15.748cm" svg:y="13.208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1.702cm" svg:x="15.748cm" svg:y="16.764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571cm" svg:height="0.442cm" svg:x="27.253cm" svg:y="5.85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571cm" svg:height="0.442cm" svg:x="27.254cm" svg:y="9.4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layer="layout" svg:width="0.962cm" svg:height="0.442cm" svg:x="27.254cm" svg:y="13.42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8" draw:layer="layout" svg:width="0.656cm" svg:height="0.442cm" svg:x="27.255cm" svg:y="16.98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layer="layout" svg:width="0.483cm" svg:height="1.314cm" svg:x="23.622cm" svg:y="10.9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11" draw:text-style-name="P1" draw:layer="layout" svg:width="0.254cm" svg:height="1.524cm" svg:x="24.384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2.479cm" svg:height="1.418cm" svg:x="24.638cm" svg:y="10.922cm">
          <draw:text-box>
            <text:p>unique tokens</text:p>
            <text:p>over all docs</text:p>
            <text:p>across all cats</text:p>
          </draw:text-box>
        </draw:frame>
        <draw:custom-shape draw:style-name="gr3" draw:text-style-name="P1" draw:layer="layout" svg:width="0.184cm" svg:height="0.184cm" svg:x="11.087cm" svg:y="13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086cm" svg:y="9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84cm" svg:height="0.184cm" svg:x="11.579cm" svg:y="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6.162cm" svg:y1="6.096cm" svg:x2="27.178cm" svg:y2="6.096cm">
          <text:p/>
        </draw:line>
        <draw:line draw:style-name="gr2" draw:text-style-name="P1" draw:layer="layout" svg:x1="26.162cm" svg:y1="9.652cm" svg:x2="27.178cm" svg:y2="9.652cm">
          <text:p/>
        </draw:line>
        <draw:line draw:style-name="gr2" draw:text-style-name="P1" draw:layer="layout" svg:x1="26.162cm" svg:y1="13.716cm" svg:x2="27.178cm" svg:y2="13.716cm">
          <text:p/>
        </draw:line>
        <draw:line draw:style-name="gr2" draw:text-style-name="P1" draw:layer="layout" svg:x1="26.162cm" svg:y1="17.272cm" svg:x2="27.178cm" svg:y2="17.272cm">
          <text:p/>
        </draw:line>
        <draw:frame draw:style-name="gr9" draw:text-style-name="P4" draw:layer="layout" svg:width="5.044cm" svg:height="1.034cm" svg:x="23.368cm" svg:y="3.81cm">
          <draw:text-box>
            <text:p><text:span text:style-name="T9">Training Phase</text:span></text:p>
          </draw:text-box>
        </draw:frame>
      </draw:page>
      <draw:page draw:name="page3" draw:style-name="dp1" draw:master-page-name="Default">
        <draw:custom-shape draw:style-name="gr6" draw:text-style-name="P2" draw:layer="layout" svg:width="2.794cm" svg:height="2.032cm" svg:x="9.652cm" svg:y="10.668cm">
          <text:p text:style-name="P2">rocchio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frame draw:style-name="gr8" draw:layer="layout" svg:width="0.571cm" svg:height="0.442cm" svg:x="2.695cm" svg:y="5.85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layer="layout" svg:width="0.571cm" svg:height="0.442cm" svg:x="2.696cm" svg:y="9.4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layer="layout" svg:width="0.962cm" svg:height="0.442cm" svg:x="2.696cm" svg:y="13.428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8" draw:layer="layout" svg:width="0.656cm" svg:height="0.442cm" svg:x="2.697cm" svg:y="16.98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layer="layout" svg:width="2.064cm" svg:height="0.64cm" draw:transform="rotate (1.5707963267946) translate (1.393cm 8.922cm)">
          <draw:text-box>
            <text:p>Category 1</text:p>
          </draw:text-box>
        </draw:frame>
        <draw:custom-shape draw:style-name="gr11" draw:text-style-name="P1" draw:layer="layout" svg:width="0.508cm" svg:height="5.588cm" svg:x="2.033cm" svg:y="5.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layer="layout" svg:width="2.022cm" svg:height="0.64cm" draw:transform="rotate (1.5707963267946) translate (1.393cm 16.586cm)">
          <draw:text-box>
            <text:p>Category s</text:p>
          </draw:text-box>
        </draw:frame>
        <draw:custom-shape draw:style-name="gr11" draw:text-style-name="P1" draw:layer="layout" svg:width="0.508cm" svg:height="5.512cm" svg:x="2.034cm" svg:y="12.77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1" draw:layer="layout" svg:x1="3.302cm" svg:y1="6.096cm" svg:x2="3.81cm" svg:y2="6.096cm">
          <text:p/>
        </draw:line>
        <draw:line draw:style-name="gr10" draw:text-style-name="P1" draw:layer="layout" svg:x1="3.302cm" svg:y1="9.652cm" svg:x2="3.81cm" svg:y2="9.652cm">
          <text:p/>
        </draw:line>
        <draw:custom-shape draw:style-name="gr6" draw:text-style-name="P2" draw:layer="layout" svg:width="2.794cm" svg:height="2.032cm" svg:x="5.08cm" svg:y="6.858cm">
          <text:p text:style-name="P2">cat_tagger</text:p>
          <text:p text:style-name="P2">-C cat_id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3.302cm" svg:y="7.36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318cm" svg:y1="7.874cm" svg:x2="5.08cm" svg:y2="7.874cm">
          <text:p/>
        </draw:line>
        <draw:line draw:style-name="gr2" draw:text-style-name="P1" draw:layer="layout" svg:x1="3.81cm" svg:y1="6.096cm" svg:x2="3.81cm" svg:y2="7.366cm">
          <text:p/>
        </draw:line>
        <draw:line draw:style-name="gr2" draw:text-style-name="P1" draw:layer="layout" svg:x1="3.81cm" svg:y1="9.652cm" svg:x2="3.81cm" svg:y2="8.382cm">
          <text:p/>
        </draw:line>
        <draw:frame draw:style-name="gr9" draw:text-style-name="P3" draw:layer="layout" svg:width="0.591cm" svg:height="1.418cm" svg:x="2.54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10" draw:text-style-name="P1" draw:layer="layout" svg:x1="3.302cm" svg:y1="13.716cm" svg:x2="3.81cm" svg:y2="13.716cm">
          <text:p/>
        </draw:line>
        <draw:line draw:style-name="gr10" draw:text-style-name="P1" draw:layer="layout" svg:x1="3.302cm" svg:y1="17.272cm" svg:x2="3.81cm" svg:y2="17.272cm">
          <text:p/>
        </draw:line>
        <draw:custom-shape draw:style-name="gr6" draw:text-style-name="P2" draw:layer="layout" svg:width="2.794cm" svg:height="2.032cm" svg:x="5.08cm" svg:y="14.478cm">
          <text:p text:style-name="P2">cat_tagger</text:p>
          <text:p text:style-name="P2">-C cat_id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3.302cm" svg:y="14.98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318cm" svg:y1="15.494cm" svg:x2="5.08cm" svg:y2="15.494cm">
          <text:p/>
        </draw:line>
        <draw:line draw:style-name="gr2" draw:text-style-name="P1" draw:layer="layout" svg:x1="3.81cm" svg:y1="13.716cm" svg:x2="3.81cm" svg:y2="14.986cm">
          <text:p/>
        </draw:line>
        <draw:line draw:style-name="gr2" draw:text-style-name="P1" draw:layer="layout" svg:x1="3.81cm" svg:y1="17.272cm" svg:x2="3.81cm" svg:y2="16.002cm">
          <text:p/>
        </draw:line>
        <draw:frame draw:style-name="gr9" draw:text-style-name="P3" draw:layer="layout" svg:width="0.591cm" svg:height="1.418cm" svg:x="2.541cm" svg:y="11.0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text-style-name="P3" draw:layer="layout" svg:width="0.591cm" svg:height="1.418cm" svg:x="2.542cm" svg:y="14.83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8" draw:layer="layout" svg:width="1.138cm" svg:height="1.308cm" svg:x="8.046cm" svg:y="6.3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6" draw:text-style-name="P1" draw:layer="layout" svg:width="1.016cm" svg:height="1.016cm" svg:x="7.874cm" svg:y="11.176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89cm" svg:y1="11.684cm" svg:x2="9.652cm" svg:y2="11.684cm">
          <text:p/>
        </draw:line>
        <draw:line draw:style-name="gr2" draw:text-style-name="P1" draw:layer="layout" svg:x1="8.382cm" svg:y1="7.874cm" svg:x2="8.382cm" svg:y2="11.176cm">
          <text:p/>
        </draw:line>
        <draw:line draw:style-name="gr2" draw:text-style-name="P1" draw:layer="layout" svg:x1="8.382cm" svg:y1="15.494cm" svg:x2="8.382cm" svg:y2="12.192cm">
          <text:p/>
        </draw:line>
        <draw:line draw:style-name="gr10" draw:text-style-name="P1" draw:layer="layout" svg:x1="7.874cm" svg:y1="7.874cm" svg:x2="8.382cm" svg:y2="7.874cm">
          <text:p/>
        </draw:line>
        <draw:line draw:style-name="gr10" draw:text-style-name="P1" draw:layer="layout" svg:x1="7.874cm" svg:y1="15.494cm" svg:x2="8.382cm" svg:y2="15.494cm">
          <text:p/>
        </draw:line>
        <draw:frame draw:style-name="gr8" draw:layer="layout" svg:width="1.521cm" svg:height="1.308cm" svg:x="8.006cm" svg:y="15.71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" draw:layer="layout" svg:width="0.653cm" svg:height="1.308cm" svg:x="13.716cm" svg:y="10.92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2" draw:text-style-name="P1" draw:layer="layout" svg:x1="12.446cm" svg:y1="11.684cm" svg:x2="13.716cm" svg:y2="11.684cm">
          <text:p/>
        </draw:line>
        <draw:custom-shape draw:style-name="gr5" draw:text-style-name="P1" draw:layer="layout" svg:width="0.508cm" svg:height="0.508cm" svg:x="11.938cm" svg:y="10.668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9" draw:text-style-name="P4" draw:layer="layout" svg:width="8.092cm" svg:height="1.034cm" svg:x="20.331cm" svg:y="3.81cm">
          <draw:text-box>
            <text:p><text:span text:style-name="T9">Training Phase: Profiling</text:span></text:p>
          </draw:text-box>
        </draw:frame>
      </draw:page>
      <draw:page draw:name="page4" draw:style-name="dp1" draw:master-page-name="Default">
        <draw:custom-shape draw:style-name="gr6" draw:text-style-name="P2" draw:layer="layout" svg:width="2.817cm" svg:height="1.778cm" svg:x="9.652cm" svg:y="10.795cm">
          <text:p text:style-name="P2">IDF</text:p>
          <text:p text:style-name="P2">-M num_all_docs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17cm" svg:height="1.524cm" svg:x="17.249cm" svg:y="10.922cm">
          <text:p text:style-name="P2">DIC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20.089cm" svg:y="4.826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1.27cm" svg:y="5.08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cm" svg:y="5.08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6.096cm" svg:x2="5.08cm" svg:y2="6.096cm">
          <text:p/>
        </draw:line>
        <draw:frame draw:style-name="gr8" draw:layer="layout" svg:width="1.223cm" svg:height="1.484cm" svg:x="8.015cm" svg:y="4.358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layer="layout" svg:width="0.489cm" svg:height="1.312cm" svg:x="4.318cm" svg:y="4.53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draw:layer="layout" svg:width="3.131cm" svg:height="0.64cm" svg:x="2.965cm" svg:y="3.81cm">
          <draw:text-box>
            <text:p>non-unique tokens</text:p>
          </draw:text-box>
        </draw:frame>
        <draw:frame draw:style-name="gr9" draw:layer="layout" svg:width="3.266cm" svg:height="0.64cm" svg:x="7.12cm" svg:y="3.81cm">
          <draw:text-box>
            <text:p>unique tokens / doc</text:p>
          </draw:text-box>
        </draw:frame>
        <draw:line draw:style-name="gr2" draw:text-style-name="P1" draw:layer="layout" svg:x1="7.874cm" svg:y1="6.096cm" svg:x2="12.446cm" svg:y2="6.096cm">
          <text:p/>
        </draw:line>
        <draw:custom-shape draw:style-name="gr6" draw:text-style-name="P2" draw:layer="layout" svg:width="2.794cm" svg:height="2.032cm" svg:x="1.27cm" svg:y="8.636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cm" svg:y="8.636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4cm" svg:y1="9.652cm" svg:x2="5.08cm" svg:y2="9.652cm">
          <text:p/>
        </draw:line>
        <draw:frame draw:style-name="gr8" draw:layer="layout" svg:width="1.466cm" svg:height="1.484cm" svg:x="7.874cm" svg:y="7.91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layer="layout" svg:width="0.668cm" svg:height="1.312cm" svg:x="4.064cm" svg:y="8.08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2" draw:text-style-name="P1" draw:layer="layout" svg:x1="7.874cm" svg:y1="9.652cm" svg:x2="12.446cm" svg:y2="9.652cm">
          <text:p/>
        </draw:line>
        <draw:frame draw:style-name="gr9" draw:text-style-name="P3" draw:layer="layout" svg:width="0.591cm" svg:height="1.418cm" svg:x="2.286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custom-shape draw:style-name="gr6" draw:text-style-name="P2" draw:layer="layout" svg:width="2.794cm" svg:height="2.032cm" svg:x="1.271cm" svg:y="12.7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1cm" svg:y="12.7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5cm" svg:y1="13.716cm" svg:x2="5.081cm" svg:y2="13.716cm">
          <text:p/>
        </draw:line>
        <draw:frame draw:style-name="gr8" draw:layer="layout" svg:width="1.813cm" svg:height="1.484cm" svg:x="7.874cm" svg:y="11.97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layer="layout" svg:width="0.772cm" svg:height="1.312cm" svg:x="4.065cm" svg:y="12.15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2" draw:text-style-name="P1" draw:layer="layout" svg:x1="7.875cm" svg:y1="13.716cm" svg:x2="12.446cm" svg:y2="13.716cm">
          <text:p/>
        </draw:line>
        <draw:custom-shape draw:style-name="gr6" draw:text-style-name="P2" draw:layer="layout" svg:width="2.794cm" svg:height="2.032cm" svg:x="1.271cm" svg:y="16.256cm">
          <text:p text:style-name="P2">tokenizer</text:p>
          <text:p text:style-name="P2">[-d delimiter_list]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2.032cm" svg:x="5.081cm" svg:y="16.256cm">
          <text:p text:style-name="P2">TF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65cm" svg:y1="17.272cm" svg:x2="5.081cm" svg:y2="17.272cm">
          <text:p/>
        </draw:line>
        <draw:frame draw:style-name="gr8" draw:layer="layout" svg:width="1.824cm" svg:height="1.484cm" svg:x="7.875cm" svg:y="15.534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8" draw:layer="layout" svg:width="0.888cm" svg:height="1.312cm" svg:x="4.065cm" svg:y="15.706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2" draw:text-style-name="P1" draw:layer="layout" svg:x1="7.875cm" svg:y1="17.272cm" svg:x2="12.446cm" svg:y2="17.272cm">
          <text:p/>
        </draw:line>
        <draw:frame draw:style-name="gr9" draw:text-style-name="P3" draw:layer="layout" svg:width="0.591cm" svg:height="1.418cm" svg:x="2.287cm" svg:y="14.73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text-style-name="P3" draw:layer="layout" svg:width="0.591cm" svg:height="1.418cm" svg:x="2.287cm" svg:y="10.9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8" draw:layer="layout" svg:width="1.873cm" svg:height="1.314cm" svg:x="12.605cm" svg:y="10.922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4" draw:text-style-name="P1" draw:layer="layout" svg:x1="11.176cm" svg:y1="10.414cm" svg:x2="11.176cm" svg:y2="10.795cm">
          <text:p/>
        </draw:line>
        <draw:custom-shape draw:style-name="gr6" draw:text-style-name="P2" draw:layer="layout" svg:width="2.794cm" svg:height="1.778cm" svg:x="12.446cm" svg:y="4.826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3.97cm" svg:y1="6.604cm" svg:x2="13.97cm" svg:y2="8.128cm">
          <text:p/>
        </draw:line>
        <draw:line draw:style-name="gr12" draw:text-style-name="P1" draw:layer="layout" svg:x1="13.97cm" svg:y1="8.128cm" svg:x2="10.668cm" svg:y2="8.128cm">
          <text:p/>
        </draw:line>
        <draw:line draw:style-name="gr4" draw:text-style-name="P1" draw:layer="layout" svg:x1="10.668cm" svg:y1="8.128cm" svg:x2="10.668cm" svg:y2="10.795cm">
          <text:p/>
        </draw:line>
        <draw:line draw:style-name="gr12" draw:text-style-name="P1" draw:layer="layout" svg:x1="13.97cm" svg:y1="16.764cm" svg:x2="13.97cm" svg:y2="15.24cm">
          <text:p/>
        </draw:line>
        <draw:line draw:style-name="gr12" draw:text-style-name="P1" draw:layer="layout" svg:x1="13.97cm" svg:y1="15.24cm" svg:x2="10.668cm" svg:y2="15.24cm">
          <text:p/>
        </draw:line>
        <draw:line draw:style-name="gr4" draw:text-style-name="P1" draw:layer="layout" svg:x1="11.176cm" svg:y1="12.954cm" svg:x2="11.176cm" svg:y2="12.573cm">
          <text:p/>
        </draw:line>
        <draw:line draw:style-name="gr4" draw:text-style-name="P1" draw:layer="layout" svg:x1="10.668cm" svg:y1="15.24cm" svg:x2="10.668cm" svg:y2="12.573cm">
          <text:p/>
        </draw:line>
        <draw:line draw:style-name="gr12" draw:text-style-name="P1" draw:layer="layout" svg:x1="13.97cm" svg:y1="10.16cm" svg:x2="13.97cm" svg:y2="10.414cm">
          <text:p/>
        </draw:line>
        <draw:line draw:style-name="gr12" draw:text-style-name="P1" draw:layer="layout" svg:x1="13.97cm" svg:y1="10.414cm" svg:x2="11.176cm" svg:y2="10.414cm">
          <text:p/>
        </draw:line>
        <draw:line draw:style-name="gr12" draw:text-style-name="P1" draw:layer="layout" svg:x1="13.97cm" svg:y1="12.954cm" svg:x2="11.176cm" svg:y2="12.954cm">
          <text:p/>
        </draw:line>
        <draw:line draw:style-name="gr12" draw:text-style-name="P1" draw:layer="layout" svg:x1="13.97cm" svg:y1="13.208cm" svg:x2="13.97cm" svg:y2="12.954cm">
          <text:p/>
        </draw:line>
        <draw:custom-shape draw:style-name="gr7" draw:text-style-name="P1" draw:layer="layout" svg:width="0.508cm" svg:height="0.508cm" svg:x="11.938cm" svg:y="10.79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8" draw:layer="layout" svg:width="1.46cm" svg:height="1.484cm" svg:x="15.24cm" svg:y="4.358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8" draw:layer="layout" svg:width="1.757cm" svg:height="1.484cm" svg:x="15.261cm" svg:y="7.914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2" draw:text-style-name="P1" draw:layer="layout" svg:x1="15.24cm" svg:y1="6.096cm" svg:x2="20.066cm" svg:y2="6.096cm">
          <text:p/>
        </draw:line>
        <draw:line draw:style-name="gr2" draw:text-style-name="P1" draw:layer="layout" svg:x1="15.24cm" svg:y1="9.652cm" svg:x2="20.066cm" svg:y2="9.652cm">
          <text:p/>
        </draw:line>
        <draw:line draw:style-name="gr2" draw:text-style-name="P1" draw:layer="layout" svg:x1="15.24cm" svg:y1="13.716cm" svg:x2="20.066cm" svg:y2="13.716cm">
          <text:p/>
        </draw:line>
        <draw:line draw:style-name="gr2" draw:text-style-name="P1" draw:layer="layout" svg:x1="15.24cm" svg:y1="17.272cm" svg:x2="20.066cm" svg:y2="17.272cm">
          <text:p/>
        </draw:line>
        <draw:frame draw:style-name="gr8" draw:layer="layout" svg:width="1.881cm" svg:height="1.484cm" svg:x="15.24cm" svg:y="12.178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layer="layout" svg:width="2.069cm" svg:height="1.484cm" svg:x="15.241cm" svg:y="15.534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12" draw:text-style-name="P1" draw:layer="layout" svg:x1="21.59cm" svg:y1="10.16cm" svg:x2="21.59cm" svg:y2="10.414cm">
          <text:p/>
        </draw:line>
        <draw:line draw:style-name="gr12" draw:text-style-name="P1" draw:layer="layout" svg:x1="21.59cm" svg:y1="6.604cm" svg:x2="21.59cm" svg:y2="8.128cm">
          <text:p/>
        </draw:line>
        <draw:line draw:style-name="gr12" draw:text-style-name="P1" draw:layer="layout" svg:x1="21.59cm" svg:y1="8.128cm" svg:x2="18.288cm" svg:y2="8.128cm">
          <text:p/>
        </draw:line>
        <draw:line draw:style-name="gr12" draw:text-style-name="P1" draw:layer="layout" svg:x1="21.59cm" svg:y1="15.24cm" svg:x2="18.288cm" svg:y2="15.24cm">
          <text:p/>
        </draw:line>
        <draw:line draw:style-name="gr12" draw:text-style-name="P1" draw:layer="layout" svg:x1="21.59cm" svg:y1="16.764cm" svg:x2="21.59cm" svg:y2="15.24cm">
          <text:p/>
        </draw:line>
        <draw:line draw:style-name="gr12" draw:text-style-name="P1" draw:layer="layout" svg:x1="21.59cm" svg:y1="13.208cm" svg:x2="21.59cm" svg:y2="12.954cm">
          <text:p/>
        </draw:line>
        <draw:line draw:style-name="gr12" draw:text-style-name="P1" draw:layer="layout" svg:x1="21.59cm" svg:y1="12.954cm" svg:x2="18.796cm" svg:y2="12.954cm">
          <text:p/>
        </draw:line>
        <draw:line draw:style-name="gr4" draw:text-style-name="P1" draw:layer="layout" svg:x1="18.796cm" svg:y1="12.954cm" svg:x2="18.796cm" svg:y2="12.446cm">
          <text:p/>
        </draw:line>
        <draw:line draw:style-name="gr4" draw:text-style-name="P1" draw:layer="layout" svg:x1="18.288cm" svg:y1="15.24cm" svg:x2="18.288cm" svg:y2="12.446cm">
          <text:p/>
        </draw:line>
        <draw:line draw:style-name="gr4" draw:text-style-name="P1" draw:layer="layout" svg:x1="18.796cm" svg:y1="10.414cm" svg:x2="18.796cm" svg:y2="10.922cm">
          <text:p/>
        </draw:line>
        <draw:line draw:style-name="gr12" draw:text-style-name="P1" draw:layer="layout" svg:x1="21.59cm" svg:y1="10.414cm" svg:x2="18.796cm" svg:y2="10.414cm">
          <text:p/>
        </draw:line>
        <draw:line draw:style-name="gr4" draw:text-style-name="P1" draw:layer="layout" svg:x1="18.288cm" svg:y1="8.128cm" svg:x2="18.288cm" svg:y2="10.922cm">
          <text:p/>
        </draw:line>
        <draw:custom-shape draw:style-name="gr7" draw:text-style-name="P1" draw:layer="layout" svg:width="0.508cm" svg:height="0.508cm" svg:x="19.558cm" svg:y="10.92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2" draw:layer="layout" svg:width="2.794cm" svg:height="1.778cm" svg:x="20.089cm" svg:y="8.382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20.089cm" svg:y="13.208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02cm" svg:x="20.089cm" svg:y="16.764cm">
          <text:p text:style-name="P2">to_vector</text:p>
          <text:p text:style-name="P2">-D dic_location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4cm" svg:height="1.778cm" svg:x="12.446cm" svg:y="8.382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1.778cm" svg:x="12.446cm" svg:y="13.208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2.794cm" svg:height="1.702cm" svg:x="12.446cm" svg:y="16.764cm">
          <text:p text:style-name="P2">w</text:p>
          <text:p text:style-name="P2">-D idf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639cm" svg:height="0.442cm" svg:x="22.951cm" svg:y="5.554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layer="layout" svg:width="0.641cm" svg:height="0.442cm" svg:x="22.952cm" svg:y="9.1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layer="layout" svg:width="1.044cm" svg:height="0.442cm" svg:x="22.86cm" svg:y="13.208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8" draw:layer="layout" svg:width="0.743cm" svg:height="0.442cm" svg:x="22.953cm" svg:y="16.684cm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8" draw:layer="layout" svg:width="0.483cm" svg:height="1.314cm" svg:x="20.32cm" svg:y="10.922cm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11" draw:text-style-name="P1" draw:layer="layout" svg:width="0.254cm" svg:height="1.524cm" svg:x="21.082cm" svg:y="10.9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2.479cm" svg:height="1.418cm" svg:x="21.336cm" svg:y="10.922cm">
          <draw:text-box>
            <text:p>unique tokens</text:p>
            <text:p>over all docs</text:p>
            <text:p>across all cats</text:p>
          </draw:text-box>
        </draw:frame>
        <draw:line draw:style-name="gr2" draw:text-style-name="P1" draw:layer="layout" svg:x1="22.86cm" svg:y1="6.096cm" svg:x2="24.384cm" svg:y2="6.096cm">
          <text:p/>
        </draw:line>
        <draw:line draw:style-name="gr2" draw:text-style-name="P1" draw:layer="layout" svg:x1="22.86cm" svg:y1="9.652cm" svg:x2="24.384cm" svg:y2="9.652cm">
          <text:p/>
        </draw:line>
        <draw:line draw:style-name="gr2" draw:text-style-name="P1" draw:layer="layout" svg:x1="22.86cm" svg:y1="13.716cm" svg:x2="24.384cm" svg:y2="13.716cm">
          <text:p/>
        </draw:line>
        <draw:line draw:style-name="gr2" draw:text-style-name="P1" draw:layer="layout" svg:x1="22.86cm" svg:y1="17.272cm" svg:x2="24.384cm" svg:y2="17.272cm">
          <text:p/>
        </draw:line>
        <draw:custom-shape draw:style-name="gr6" draw:text-style-name="P2" draw:layer="layout" svg:width="3.048cm" svg:height="1.27cm" svg:x="24.384cm" svg:y="11.049cm">
          <text:p text:style-name="P2">rocchio</text:p>
          <text:p text:style-name="P2">[-o output_file]</text:p>
          <text:p text:style-name="P2">[input_file]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508cm" svg:x="26.924cm" svg:y="11.04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6" draw:text-style-name="P2" draw:layer="layout" svg:width="3.048cm" svg:height="1.778cm" svg:x="24.384cm" svg:y="4.826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78cm" svg:x="24.384cm" svg:y="8.382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78cm" svg:x="24.384cm" svg:y="13.208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048cm" svg:height="1.702cm" svg:x="24.384cm" svg:y="16.764cm">
          <text:p text:style-name="P2">classifier</text:p>
          <text:p text:style-name="P2">-D rocchio_location</text:p>
          <text:p text:style-name="P2">[-o output_file]</text:p>
          <text:p text:style-name="P2">[input_file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25.908cm" svg:y1="6.604cm" svg:x2="25.908cm" svg:y2="8.128cm">
          <text:p/>
        </draw:line>
        <draw:line draw:style-name="gr12" draw:text-style-name="P1" draw:layer="layout" svg:x1="25.908cm" svg:y1="8.128cm" svg:x2="23.876cm" svg:y2="8.128cm">
          <text:p/>
        </draw:line>
        <draw:line draw:style-name="gr10" draw:text-style-name="P1" draw:layer="layout" svg:x1="23.876cm" svg:y1="8.128cm" svg:x2="23.876cm" svg:y2="10.668cm">
          <text:p/>
        </draw:line>
        <draw:line draw:style-name="gr4" draw:text-style-name="P1" draw:layer="layout" svg:x1="25.908cm" svg:y1="10.16cm" svg:x2="25.908cm" svg:y2="11.049cm">
          <text:p/>
        </draw:line>
        <draw:line draw:style-name="gr4" draw:text-style-name="P1" draw:layer="layout" svg:x1="25.146cm" svg:y1="10.668cm" svg:x2="25.146cm" svg:y2="11.049cm">
          <text:p/>
        </draw:line>
        <draw:line draw:style-name="gr12" draw:text-style-name="P1" draw:layer="layout" svg:x1="23.876cm" svg:y1="10.668cm" svg:x2="25.146cm" svg:y2="10.668cm">
          <text:p/>
        </draw:line>
        <draw:line draw:style-name="gr4" draw:text-style-name="P1" draw:layer="layout" svg:x1="25.908cm" svg:y1="13.208cm" svg:x2="25.908cm" svg:y2="12.319cm">
          <text:p/>
        </draw:line>
        <draw:line draw:style-name="gr4" draw:text-style-name="P1" draw:layer="layout" svg:x1="25.146cm" svg:y1="12.7cm" svg:x2="25.146cm" svg:y2="12.319cm">
          <text:p/>
        </draw:line>
        <draw:line draw:style-name="gr12" draw:text-style-name="P1" draw:layer="layout" svg:x1="23.876cm" svg:y1="12.7cm" svg:x2="25.146cm" svg:y2="12.7cm">
          <text:p/>
        </draw:line>
        <draw:line draw:style-name="gr12" draw:text-style-name="P1" draw:layer="layout" svg:x1="25.908cm" svg:y1="16.764cm" svg:x2="25.908cm" svg:y2="15.24cm">
          <text:p/>
        </draw:line>
        <draw:line draw:style-name="gr12" draw:text-style-name="P1" draw:layer="layout" svg:x1="23.876cm" svg:y1="15.24cm" svg:x2="23.876cm" svg:y2="12.7cm">
          <text:p/>
        </draw:line>
        <draw:line draw:style-name="gr12" draw:text-style-name="P1" draw:layer="layout" svg:x1="25.908cm" svg:y1="15.24cm" svg:x2="23.876cm" svg:y2="15.24cm">
          <text:p/>
        </draw:line>
        <draw:line draw:style-name="gr2" draw:text-style-name="P1" draw:layer="layout" svg:x1="27.432cm" svg:y1="6.096cm" svg:x2="28.448cm" svg:y2="6.096cm">
          <text:p/>
        </draw:line>
        <draw:frame draw:style-name="gr8" draw:layer="layout" svg:width="0.912cm" svg:height="0.444cm" svg:x="27.5cm" svg:y="5.44cm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line draw:style-name="gr2" draw:text-style-name="P1" draw:layer="layout" svg:x1="27.432cm" svg:y1="9.652cm" svg:x2="28.448cm" svg:y2="9.652cm">
          <text:p/>
        </draw:line>
        <draw:frame draw:style-name="gr8" draw:layer="layout" svg:width="0.944cm" svg:height="0.444cm" svg:x="27.5cm" svg:y="8.996cm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line draw:style-name="gr2" draw:text-style-name="P1" draw:layer="layout" svg:x1="27.432cm" svg:y1="13.716cm" svg:x2="28.448cm" svg:y2="13.716cm">
          <text:p/>
        </draw:line>
        <draw:frame draw:style-name="gr8" draw:layer="layout" svg:width="1.592cm" svg:height="0.444cm" svg:x="26.863cm" svg:y="12.7cm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line draw:style-name="gr2" draw:text-style-name="P1" draw:layer="layout" svg:x1="27.407cm" svg:y1="17.272cm" svg:x2="28.423cm" svg:y2="17.272cm">
          <text:p/>
        </draw:line>
        <draw:frame draw:style-name="gr8" draw:layer="layout" svg:width="1.082cm" svg:height="0.444cm" svg:x="27.375cm" svg:y="16.616cm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9" draw:text-style-name="P4" draw:layer="layout" svg:width="4.608cm" svg:height="1.034cm" svg:x="23.815cm" svg:y="3.81cm">
          <draw:text-box>
            <text:p><text:span text:style-name="T9">Testing Phase</text:span></text:p>
          </draw:text-box>
        </draw:frame>
      </draw:page>
      <draw:page draw:name="page5" draw:style-name="dp1" draw:master-page-name="Default">
        <draw:frame draw:style-name="gr9" draw:text-style-name="P4" draw:layer="layout" svg:width="10.446cm" svg:height="1.034cm" svg:x="17.977cm" svg:y="3.81cm">
          <draw:text-box>
            <text:p><text:span text:style-name="T9">Performance Measurement Phase</text:span></text:p>
          </draw:text-box>
        </draw:frame>
        <draw:line draw:style-name="gr10" draw:text-style-name="P1" draw:layer="layout" svg:x1="3.048cm" svg:y1="9.652cm" svg:x2="3.81cm" svg:y2="9.652cm">
          <text:p/>
        </draw:line>
        <draw:frame draw:style-name="gr8" draw:layer="layout" svg:width="0.944cm" svg:height="0.444cm" svg:x="2.091cm" svg:y="9.44cm"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0" draw:text-style-name="P1" draw:layer="layout" svg:x1="3.048cm" svg:y1="13.716cm" svg:x2="3.81cm" svg:y2="13.716cm">
          <text:p/>
        </draw:line>
        <draw:frame draw:style-name="gr8" draw:layer="layout" svg:width="1.592cm" svg:height="0.444cm" svg:x="1.454cm" svg:y="13.462cm"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10" draw:text-style-name="P1" draw:layer="layout" svg:x1="3.023cm" svg:y1="17.272cm" svg:x2="5.588cm" svg:y2="17.272cm">
          <text:p/>
        </draw:line>
        <draw:frame draw:style-name="gr8" draw:layer="layout" svg:width="1.082cm" svg:height="0.444cm" svg:x="1.966cm" svg:y="17.06cm"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8" draw:layer="layout" svg:width="0.912cm" svg:height="0.444cm" svg:x="1.846cm" svg:y="5.906cm"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line draw:style-name="gr10" draw:text-style-name="P1" draw:layer="layout" svg:x1="3.048cm" svg:y1="6.096cm" svg:x2="5.588cm" svg:y2="6.096cm">
          <text:p/>
        </draw:line>
        <draw:custom-shape draw:style-name="gr6" draw:text-style-name="P2" draw:layer="layout" svg:width="2.794cm" svg:height="1.524cm" svg:x="6.858cm" svg:y="11.176cm">
          <text:p text:style-name="P2">perf_measurer</text:p>
          <text:p text:style-name="P2">[-o output_file]</text:p>
          <text:p text:style-name="P2">[input_file] ...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5.08cm" svg:y="11.43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6.096cm" svg:y1="11.938cm" svg:x2="6.858cm" svg:y2="11.938cm">
          <text:p/>
        </draw:line>
        <draw:line draw:style-name="gr2" draw:text-style-name="P1" draw:layer="layout" svg:x1="5.588cm" svg:y1="6.096cm" svg:x2="5.588cm" svg:y2="11.43cm">
          <text:p/>
        </draw:line>
        <draw:line draw:style-name="gr2" draw:text-style-name="P1" draw:layer="layout" svg:x1="3.81cm" svg:y1="13.716cm" svg:x2="5.334cm" svg:y2="12.446cm">
          <text:p/>
        </draw:line>
        <draw:line draw:style-name="gr2" draw:text-style-name="P1" draw:layer="layout" svg:x1="5.588cm" svg:y1="17.272cm" svg:x2="5.588cm" svg:y2="12.446cm">
          <text:p/>
        </draw:line>
        <draw:frame draw:style-name="gr9" draw:text-style-name="P3" draw:layer="layout" svg:width="0.591cm" svg:height="1.418cm" svg:x="2.541cm" svg:y="7.112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text-style-name="P3" draw:layer="layout" svg:width="0.591cm" svg:height="1.418cm" svg:x="2.542cm" svg:y="11.02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frame draw:style-name="gr9" draw:text-style-name="P3" draw:layer="layout" svg:width="0.591cm" svg:height="1.418cm" svg:x="2.543cm" svg:y="14.838cm">
          <draw:text-box>
            <text:p><text:span text:style-name="T8">.</text:span></text:p>
            <text:p><text:span text:style-name="T8">.</text:span></text:p>
            <text:p><text:span text:style-name="T8">.</text:span></text:p>
          </draw:text-box>
        </draw:frame>
        <draw:line draw:style-name="gr2" draw:text-style-name="P1" draw:layer="layout" svg:x1="3.81cm" svg:y1="9.652cm" svg:x2="5.334cm" svg:y2="11.43cm">
          <text:p/>
        </draw:line>
        <draw:line draw:style-name="gr2" draw:text-style-name="P1" draw:layer="layout" svg:x1="9.652cm" svg:y1="11.938cm" svg:x2="10.668cm" svg:y2="11.938cm">
          <text:p/>
        </draw:line>
        <draw:frame draw:style-name="gr8" draw:layer="layout" svg:width="11.89cm" svg:height="9.092cm" svg:x="10.922cm" svg:y="7.495cm">
          <draw:object xlink:href="./Object 52" xlink:type="simple" xlink:show="embed" xlink:actuate="onLoad"/>
          <draw:image xlink:href="./ObjectReplacements/Object 5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81cm" fo:margin-bottom="2.54cm" fo:margin-left="1.27cm" fo:margin-right="1.27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1-13T20:48:44</meta:creation-date>
    <dc:date>2011-01-17T14:25:00</dc:date>
    <meta:editing-duration>PT05H35M33S</meta:editing-duration>
    <meta:editing-cycles>70</meta:editing-cycles>
    <meta:generator>OpenOffice.org/3.0$Linux OpenOffice.org_project/300m15$Build-9379</meta:generator>
    <meta:document-statistic meta:object-count="2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n>1</math:mn>
          </math:msubsup>
        </math:mtr>
      </math:mtable>
    </math:mrow>
    <math:annotation math:encoding="StarMath 5.0">stack{f_1 # ""  # f_n'} stack{"" divides "" # dotsvert  # "" divides ""} stack{o^1_{f_1} # ""  # o^1_{f_{n'}}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sub>
              <math:mi>f</math:mi>
              <math:mn>1</math:mn>
            </math:msub>
            <math:mn>1</math:mn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sub>
                <math:mi>f</math:mi>
                <math:mrow>
                  <math:mi>n</math:mi>
                  <math:mi>'</math:mi>
                </math:mrow>
              </math:msub>
              <math:mo math:stretchy="false">)</math:mo>
            </math:mrow>
            <math:mn>1</math:mn>
          </math:msubsup>
        </math:mtr>
      </math:mtable>
    </math:mrow>
    <math:annotation math:encoding="StarMath 5.0">stack{f_1 # ""  # f_n'} stack{"" divides "" # dotsvert  # "" divides ""} stack{w^1_{f_1} # ""  # w^1_(f_{n'}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i>m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sub>
                  <math:mi>'</math:mi>
                  <math:mrow>
                    <math:mi>m</math:mi>
                    <math:mi>'</math:mi>
                  </math:mrow>
                </math:msub>
              </math:mrow>
              <math:mo math:stretchy="false">)</math:mo>
            </math:mrow>
            <math:mn>2</math:mn>
          </math:msubsup>
        </math:mtr>
      </math:mtable>
    </math:mrow>
    <math:annotation math:encoding="StarMath 5.0">stack{f'_1 # ""  # f'_m'} stack{"" divides "" # dotsvert  # "" divides ""} stack{w^2_{f'_1} # ""  # w^2_(f'_{m'})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i>'</math:mi>
                <math:msub>
                  <math:mi>'</math:mi>
                  <math:mrow>
                    <math:mi>o</math:mi>
                    <math:mi>'</math:mi>
                  </math:mrow>
                </math:msub>
              </math:mrow>
              <math:mo math:stretchy="false">)</math:mo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w^{M-1}_{f''_1} # ""  # w^{M-1}_(f''_{o'})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i>'</math:mi>
                <math:mi>'</math:mi>
                <math:msub>
                  <math:mi>'</math:mi>
                  <math:mrow>
                    <math:mi>q</math:mi>
                    <math:mi>'</math:mi>
                  </math:mrow>
                </math:msub>
              </math:mrow>
              <math:mo math:stretchy="false">)</math:mo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w^{M}_{f'''_1} # ""  # w^{M}_(f'''_{q'})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1</math:mn>
    </math:msup>
    <math:annotation math:encoding="StarMath 5.0">{vec w}^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2</math:mn>
    </math:msup>
    <math:annotation math:encoding="StarMath 5.0">{vec w}^2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o math:stretchy="false">−</math:mo>
        <math:mn>1</math:mn>
      </math:mrow>
    </math:msup>
    <math:annotation math:encoding="StarMath 5.0">{vec w}^{M-1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i>M</math:mi>
    </math:msup>
    <math:annotation math:encoding="StarMath 5.0">{vec w}^M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r</math:mi>
        </math:msub>
      </math:mtr>
    </math:mtable>
    <math:annotation math:encoding="StarMath 5.0">stack{f_1 # dotsvert  # f_{r}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1</math:mn>
    </math:msup>
    <math:annotation math:encoding="StarMath 5.0">{vec w}^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n>2</math:mn>
    </math:msup>
    <math:annotation math:encoding="StarMath 5.0">{vec w}^2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o math:stretchy="false">−</math:mo>
        <math:mn>1</math:mn>
      </math:mrow>
    </math:msup>
    <math:annotation math:encoding="StarMath 5.0">{vec w}^{M-1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i>M</math:mi>
    </math:msup>
    <math:annotation math:encoding="StarMath 5.0">{vec w}^M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p>
            <math:mi>C</math:mi>
            <math:mn>1</math:mn>
          </math:msup>
        </math:mtr>
        <math:mtr>
          <math:mtext/>
        </math:mtr>
        <math:mtr>
          <math:msup>
            <math:mi>C</math:mi>
            <math:mn>1</math:mn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n>1</math:mn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n>2</math:mn>
          </math:msup>
        </math:mtr>
      </math:mtable>
    </math:mrow>
    <math:annotation math:encoding="StarMath 5.0">stack{C^1 # "" # C^1} stack{"" divides "" # dotsvert # "" divides ""} stack{{vec w}^1 # "" # {vec w}^2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p>
            <math:mi>C</math:mi>
            <math:mi>s</math:mi>
          </math:msup>
        </math:mtr>
        <math:mtr>
          <math:mtext/>
        </math:mtr>
        <math:mtr>
          <math:msup>
            <math:mi>C</math:mi>
            <math:mi>s</math:mi>
          </math:msup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p>
            <math:mover math:accent="true">
              <math:mi>w</math:mi>
              <math:mo math:stretchy="false">→</math:mo>
            </math:mover>
            <math:mrow>
              <math:mi>M</math:mi>
              <math:mo math:stretchy="false">−</math:mo>
              <math:mn>1</math:mn>
            </math:mrow>
          </math:msup>
        </math:mtr>
        <math:mtr>
          <math:mtext/>
        </math:mtr>
        <math:mtr>
          <math:msup>
            <math:mover math:accent="true">
              <math:mi>w</math:mi>
              <math:mo math:stretchy="false">→</math:mo>
            </math:mover>
            <math:mi>M</math:mi>
          </math:msup>
        </math:mtr>
      </math:mtable>
    </math:mrow>
    <math:annotation math:encoding="StarMath 5.0">stack{C^s # "" # C^s} stack{"" divides "" # dotsvert # "" divides ""} stack{{vec w}^{M-1} # "" # {vec w}^M}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table>
      <math:mtr>
        <math:msup>
          <math:mover math:accent="true">
            <math:mi>W</math:mi>
            <math:mo math:stretchy="false">→</math:mo>
          </math:mover>
          <math:mn>1</math:mn>
        </math:msup>
      </math:mtr>
      <math:mtr>
        <math:mo math:stretchy="false">⋮</math:mo>
      </math:mtr>
      <math:mtr>
        <math:msup>
          <math:mover math:accent="true">
            <math:mi>W</math:mi>
            <math:mo math:stretchy="false">→</math:mo>
          </math:mover>
          <math:mi>s</math:mi>
        </math:msup>
      </math:mtr>
    </math:mtable>
    <math:annotation math:encoding="StarMath 5.0">stack{{vec W}^1 # dotsvert # {vec W}^s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o</math:mi>
            <math:msub>
              <math:mi>f</math:mi>
              <math:mrow>
                <math:mi>n</math:mi>
                <math:mi>'</math:mi>
              </math:mrow>
            </math:msub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o^{1'}_{f_1} # ""  # o^{1'}_{f_{n'}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n</math:mi>
        </math:msub>
      </math:mtr>
    </math:mtable>
    <math:annotation math:encoding="StarMath 5.0">stack{f_1 # dotsvert # f_n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{m'}} stack{"" divides "" # dotsvert  # "" divides ""} stack{o^{2'}_{f'_1} # ""  # o^{2'}_{f'_{m'}}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row>
                <math:mi>m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sub>
                <math:mi>'</math:mi>
                <math:mn>1</math:mn>
              </math:msub>
            </math:mrow>
            <math:mn>2</math:mn>
          </math:msubsup>
        </math:mtr>
        <math:mtr>
          <math:mtext/>
        </math:mtr>
        <math:mtr>
          <math:msubsup>
            <math:mi>o</math:mi>
            <math:mrow>
              <math:mi>f</math:mi>
              <math:msub>
                <math:mi>'</math:mi>
                <math:mrow>
                  <math:mi>m</math:mi>
                  <math:mi>'</math:mi>
                </math:mrow>
              </math:msub>
            </math:mrow>
            <math:mn>2</math:mn>
          </math:msubsup>
        </math:mtr>
      </math:mtable>
    </math:mrow>
    <math:annotation math:encoding="StarMath 5.0">stack{f'_1 # ""  # f'_{m'}} stack{"" divides "" # dotsvert  # "" divides ""} stack{o^2_{f'_1} # ""  # o^2_{f'_{m'}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o^{M'-1}_{f''_1} # ""  # o^{M'-1}_{f''_{o'}}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o^{M'}_{f'''_1} # ""  # o^{M'}_{f'''_{q'}}}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row>
            <math:msub>
              <math:mi>f</math:mi>
              <math:mi>n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sub>
              <math:mi>f</math:mi>
              <math:mn>1</math:mn>
            </math:msub>
            <math:mrow>
              <math:mn>1</math:mn>
              <math:mi>'</math:mi>
            </math:mrow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sub>
                <math:mi>f</math:mi>
                <math:mrow>
                  <math:mi>n</math:mi>
                  <math:mi>'</math:mi>
                </math:mrow>
              </math:msub>
              <math:mo math:stretchy="false">)</math:mo>
            </math:mrow>
            <math:mrow>
              <math:mn>1</math:mn>
              <math:mi>'</math:mi>
            </math:mrow>
          </math:msubsup>
        </math:mtr>
      </math:mtable>
    </math:mrow>
    <math:annotation math:encoding="StarMath 5.0">stack{f_1 # ""  # f_n'} stack{"" divides "" # dotsvert  # "" divides ""} stack{w^{1'}_{f_1} # ""  # w^{1'}_(f_{n'}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sub>
              <math:mi>'</math:mi>
              <math:mi>m</math:mi>
            </math:msub>
            <math:mi>'</math:mi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sub>
                <math:mi>'</math:mi>
                <math:mn>1</math:mn>
              </math:msub>
            </math:mrow>
            <math:mrow>
              <math:mn>2</math:mn>
              <math:mi>'</math:mi>
            </math:mrow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sub>
                  <math:mi>'</math:mi>
                  <math:mrow>
                    <math:mi>m</math:mi>
                    <math:mi>'</math:mi>
                  </math:mrow>
                </math:msub>
              </math:mrow>
              <math:mo math:stretchy="false">)</math:mo>
            </math:mrow>
            <math:mrow>
              <math:mn>2</math:mn>
              <math:mi>'</math:mi>
            </math:mrow>
          </math:msubsup>
        </math:mtr>
      </math:mtable>
    </math:mrow>
    <math:annotation math:encoding="StarMath 5.0">stack{f'_1 # ""  # f'_m'} stack{"" divides "" # dotsvert  # "" divides ""} stack{w^{2'}_{f'_1} # ""  # w^{2'}_(f'_{m'})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i>'</math:mi>
                <math:msub>
                  <math:mi>'</math:mi>
                  <math:mrow>
                    <math:mi>o</math:mi>
                    <math:mi>'</math:mi>
                  </math:mrow>
                </math:msub>
              </math:mrow>
              <math:mo math:stretchy="false">)</math:mo>
            </math:mrow>
            <math:mrow>
              <math:mi>M</math:mi>
              <math:mrow>
                <math:mi>'</math:mi>
                <math:mo math:stretchy="false">−</math:mo>
                <math:mn>1</math:mn>
              </math:mrow>
            </math:mrow>
          </math:msubsup>
        </math:mtr>
      </math:mtable>
    </math:mrow>
    <math:annotation math:encoding="StarMath 5.0">stack{f''_1 # ""  # f''_{o'}} stack{"" divides "" # dotsvert  # "" divides ""} stack{w^{M'-1}_{f''_1} # ""  # w^{M'-1}_(f''_{o'})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w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row>
              <math:mi>M</math:mi>
              <math:mi>'</math:mi>
            </math:mrow>
          </math:msubsup>
        </math:mtr>
        <math:mtr>
          <math:mtext/>
        </math:mtr>
        <math:mtr>
          <math:msubsup>
            <math:mi>w</math:mi>
            <math:mrow>
              <math:mo math:stretchy="false">(</math:mo>
              <math:mrow>
                <math:mi>f</math:mi>
                <math:mi>'</math:mi>
                <math:mi>'</math:mi>
                <math:msub>
                  <math:mi>'</math:mi>
                  <math:mrow>
                    <math:mi>q</math:mi>
                    <math:mi>'</math:mi>
                  </math:mrow>
                </math:msub>
              </math:mrow>
              <math:mo math:stretchy="false">)</math:mo>
            </math:mrow>
            <math:mrow>
              <math:mi>M</math:mi>
              <math:mi>'</math:mi>
            </math:mrow>
          </math:msubsup>
        </math:mtr>
      </math:mtable>
    </math:mrow>
    <math:annotation math:encoding="StarMath 5.0">stack{f'''_1 # ""  # f'''_{q'}} stack{"" divides "" # dotsvert  # "" divides ""} stack{w^{M'}_{f'''_1} # ""  # w^{M'}_(f'''_{q'})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n>1</math:mn>
        <math:mi>'</math:mi>
      </math:mrow>
    </math:msup>
    <math:annotation math:encoding="StarMath 5.0">{vec w}^{1'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sub>
            <math:mi>'</math:mi>
            <math:mi>m</math:mi>
          </math:msub>
        </math:mrow>
      </math:mtr>
    </math:mtable>
    <math:annotation math:encoding="StarMath 5.0">stack{f'_1 # dotsvert # f'_m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n>2</math:mn>
        <math:mi>'</math:mi>
      </math:mrow>
    </math:msup>
    <math:annotation math:encoding="StarMath 5.0">{vec w}^{2'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row>
          <math:mi>'</math:mi>
          <math:mo math:stretchy="false">−</math:mo>
          <math:mn>1</math:mn>
        </math:mrow>
      </math:mrow>
    </math:msup>
    <math:annotation math:encoding="StarMath 5.0">{vec w}^{M'-1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i>w</math:mi>
        <math:mo math:stretchy="false">→</math:mo>
      </math:mover>
      <math:mrow>
        <math:mi>M</math:mi>
        <math:mi>'</math:mi>
      </math:mrow>
    </math:msup>
    <math:annotation math:encoding="StarMath 5.0">{vec w}^{M'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i>f</math:mi>
          <math:mn>1</math:mn>
        </math:msub>
      </math:mtr>
      <math:mtr>
        <math:mo math:stretchy="false">⋮</math:mo>
      </math:mtr>
      <math:mtr>
        <math:msub>
          <math:mi>f</math:mi>
          <math:mi>r</math:mi>
        </math:msub>
      </math:mtr>
    </math:mtable>
    <math:annotation math:encoding="StarMath 5.0">stack{f_1 # dotsvert  # f_{r}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i>'</math:mi>
        <math:mo math:stretchy="false">∣</math:mo>
        <math:msub>
          <math:mi>C</math:mi>
          <math:mi>i</math:mi>
        </math:msub>
      </math:mrow>
    </math:mrow>
    <math:annotation math:encoding="StarMath 5.0">1' divides C_i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i>'</math:mi>
        <math:mo math:stretchy="false">∣</math:mo>
        <math:msub>
          <math:mi>C</math:mi>
          <math:mi>j</math:mi>
        </math:msub>
      </math:mrow>
    </math:mrow>
    <math:annotation math:encoding="StarMath 5.0">2' divides C_j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row>
          <math:mi>'</math:mi>
          <math:mo math:stretchy="false">−</math:mo>
          <math:mn>1</math:mn>
        </math:mrow>
      </math:mrow>
      <math:mo math:stretchy="false">∣</math:mo>
      <math:msub>
        <math:mi>C</math:mi>
        <math:mi>k</math:mi>
      </math:msub>
    </math:mrow>
    <math:annotation math:encoding="StarMath 5.0">{M'-1} divides C_k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∣</math:mo>
        <math:msub>
          <math:mi>C</math:mi>
          <math:mi>l</math:mi>
        </math:msub>
      </math:mrow>
    </math:mrow>
    <math:annotation math:encoding="StarMath 5.0">M' divides C_l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n>1</math:mn>
      <math:mrow>
        <math:mi>'</math:mi>
        <math:mo math:stretchy="false">∣</math:mo>
        <math:msub>
          <math:mi>C</math:mi>
          <math:mi>i</math:mi>
        </math:msub>
      </math:mrow>
    </math:mrow>
    <math:annotation math:encoding="StarMath 5.0">1' divides C_i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n>2</math:mn>
      <math:mrow>
        <math:mi>'</math:mi>
        <math:mo math:stretchy="false">∣</math:mo>
        <math:msub>
          <math:mi>C</math:mi>
          <math:mi>j</math:mi>
        </math:msub>
      </math:mrow>
    </math:mrow>
    <math:annotation math:encoding="StarMath 5.0">2' divides C_j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sub>
              <math:mi>'</math:mi>
              <math:mrow>
                <math:mi>o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sub>
                <math:mi>'</math:mi>
                <math:mn>1</math:mn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sub>
                <math:mi>'</math:mi>
                <math:mrow>
                  <math:mi>o</math:mi>
                  <math:mi>'</math:mi>
                </math:mrow>
              </math:msub>
            </math:mrow>
            <math:mrow>
              <math:mi>M</math:mi>
              <math:mo math:stretchy="false">−</math:mo>
              <math:mn>1</math:mn>
            </math:mrow>
          </math:msubsup>
        </math:mtr>
      </math:mtable>
    </math:mrow>
    <math:annotation math:encoding="StarMath 5.0">stack{f''_1 # ""  # f''_{o'}} stack{"" divides "" # dotsvert  # "" divides ""} stack{o^{M-1}_{f''_1} # ""  # o^{M-1}_{f''_{o'}}}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row>
        <math:mi>M</math:mi>
        <math:mrow>
          <math:mi>'</math:mi>
          <math:mo math:stretchy="false">−</math:mo>
          <math:mn>1</math:mn>
        </math:mrow>
      </math:mrow>
      <math:mo math:stretchy="false">∣</math:mo>
      <math:msub>
        <math:mi>C</math:mi>
        <math:mi>k</math:mi>
      </math:msub>
    </math:mrow>
    <math:annotation math:encoding="StarMath 5.0">{M'-1} divides C_k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i>'</math:mi>
        <math:mo math:stretchy="false">∣</math:mo>
        <math:msub>
          <math:mi>C</math:mi>
          <math:mi>l</math:mi>
        </math:msub>
      </math:mrow>
    </math:mrow>
    <math:annotation math:encoding="StarMath 5.0">M' divides C_l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table>
      <math:mtr>
        <math:mtable>
          <math:mtr>
            <math:mtd>
              <math:msub>
                <math:mi>C</math:mi>
                <math:mi>i</math:mi>
              </math:msub>
            </math:mtd>
            <math:mtd>
              <math:mtext>|</math:mtext>
            </math:mtd>
            <math:mtd>
              <math:msub>
                <math:mtext>#correct</math:mtext>
                <math:mi>i</math:mi>
              </math:msub>
            </math:mtd>
            <math:mtd>
              <math:mtext>|</math:mtext>
            </math:mtd>
            <math:mtd>
              <math:msub>
                <math:mtext>#wrong</math:mtext>
                <math:mi>i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i</math:mi>
              </math:msub>
            </math:mtd>
            <math:mtd>
              <math:mtext>|</math:mtext>
            </math:mtd>
            <math:mtd>
              <math:msub>
                <math:mtext>recall</math:mtext>
                <math:mi>i</math:mi>
              </math:msub>
            </math:mtd>
            <math:mtd>
              <math:mtext>|</math:mtext>
            </math:mtd>
            <math:mtd>
              <math:msub>
                <math:mtext>precision</math:mtext>
                <math:mi>i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i</math:mi>
                </math:mrow>
              </math:msub>
            </math:mtd>
          </math:mtr>
          <math:mtr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o math:stretchy="false">⋮</math:mo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  <math:mtd>
              <math:mtext/>
            </math:mtd>
          </math:mtr>
          <math:mtr>
            <math:mtd>
              <math:msub>
                <math:mi>C</math:mi>
                <math:mi>l</math:mi>
              </math:msub>
            </math:mtd>
            <math:mtd>
              <math:mtext>|</math:mtext>
            </math:mtd>
            <math:mtd>
              <math:msub>
                <math:mtext>#correct</math:mtext>
                <math:mi>l</math:mi>
              </math:msub>
            </math:mtd>
            <math:mtd>
              <math:mtext>|</math:mtext>
            </math:mtd>
            <math:mtd>
              <math:msub>
                <math:mtext>#wrong</math:mtext>
                <math:mi>l</math:mi>
              </math:msub>
            </math:mtd>
            <math:mtd>
              <math:mtext>|</math:mtext>
            </math:mtd>
            <math:mtd>
              <math:msub>
                <math:mtext>#not retrieved</math:mtext>
                <math:mi>l</math:mi>
              </math:msub>
            </math:mtd>
            <math:mtd>
              <math:mtext>|</math:mtext>
            </math:mtd>
            <math:mtd>
              <math:msub>
                <math:mtext>recall</math:mtext>
                <math:mi>l</math:mi>
              </math:msub>
            </math:mtd>
            <math:mtd>
              <math:mtext>|</math:mtext>
            </math:mtd>
            <math:mtd>
              <math:msub>
                <math:mtext>precision</math:mtext>
                <math:mi>l</math:mi>
              </math:msub>
            </math:mtd>
            <math:mtd>
              <math:mtext>|</math:mtext>
            </math:mtd>
            <math:mtd>
              <math:msub>
                <math:mtext>f</math:mtext>
                <math:mrow>
                  <math:mn>1,</math:mn>
                  <math:mi>l</math:mi>
                </math:mrow>
              </math:msub>
            </math:mtd>
          </math:mtr>
        </math:mtable>
      </math:mtr>
      <math:mtr>
        <math:mtable>
          <math:mtr>
            <math:mtd>
              <math:msub>
                <math:mtext>Ma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recall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a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precision</math:mtext>
                    <math:mi>x</math:mi>
                  </math:msub>
                </math:mrow>
                <math:mrow>
                  <math:mo math:stretchy="false">∣</math:mo>
                  <math:mrow>
                    <math:mo math:stretchy="false">{</math:mo>
                    <math:mi>i</math:mi>
                    <math:mi>,</math:mi>
                    <math:mn>...</math:mn>
                    <math:mi>,</math:mi>
                    <math:mi>l</math:mi>
                    <math:mo math:stretchy="false">}</math:mo>
                  </math:mrow>
                  <math:mo math:stretchy="false">∣</math:mo>
                </math:mrow>
              </math:mfrac>
            </math:mtd>
          </math:mtr>
          <math:mtr>
            <math:mtd>
              <math:msub>
                <math:mtext>MicroAverage</math:mtext>
                <math:mtext>recall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not retrieved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text>precision</math:mtext>
              </math:msub>
            </math:mtd>
            <math:mtd>
              <math:mtext>=</math:mtext>
            </math:mtd>
            <math:mtd>
              <math:mfrac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sub>
                    <math:mtext>#correct</math:mtext>
                    <math:mi>x</math:mi>
                  </math:msub>
                </math:mrow>
                <math:mrow>
                  <math:munderover>
                    <math:mo math:stretchy="false">∑</math:mo>
                    <math:mrow>
                      <math:mi>x</math:mi>
                      <math:mo math:stretchy="false">=</math:mo>
                      <math:mi>i</math:mi>
                    </math:mrow>
                    <math:mi>l</math:mi>
                  </math:munderover>
                  <math:mrow>
                    <math:mo math:stretchy="false">(</math:mo>
                    <math:mrow>
                      <math:msub>
                        <math:mtext>#correct</math:mtext>
                        <math:mi>x</math:mi>
                      </math:msub>
                      <math:mo math:stretchy="false">+</math:mo>
                      <math:msub>
                        <math:mtext>#wrong</math:mtext>
                        <math:mi>x</math:mi>
                      </math:msub>
                    </math:mrow>
                    <math:mo math:stretchy="false">)</math:mo>
                  </math:mrow>
                </math:mrow>
              </math:mfrac>
            </math:mtd>
          </math:mtr>
          <math:mtr>
            <math:mtd>
              <math:msub>
                <math:mtext>MicroAverage</math:mtext>
                <math:msub>
                  <math:mtext>f</math:mtext>
                  <math:mn>1</math:mn>
                </math:msub>
              </math:msub>
            </math:mtd>
            <math:mtd>
              <math:mtext>=</math:mtext>
            </math:mtd>
            <math:mtd>
              <math:mfrac>
                <math:mrow>
                  <math:mn>2</math:mn>
                  <math:mrow>
                    <math:mo math:stretchy="false">(</math:mo>
                    <math:mrow>
                      <math:mo math:stretchy="false">μ</math:mo>
                      <math:mtext>Recall</math:mtext>
                    </math:mrow>
                    <math:mo math:stretchy="false">)</math:mo>
                  </math:mrow>
                  <math:mrow>
                    <math:mo math:stretchy="false">(</math:mo>
                    <math:mrow>
                      <math:mo math:stretchy="false">μ</math:mo>
                      <math:mtext>Precision</math:mtext>
                    </math:mrow>
                    <math:mo math:stretchy="false">)</math:mo>
                  </math:mrow>
                </math:mrow>
                <math:mrow>
                  <math:mo math:stretchy="false">μ</math:mo>
                  <math:mrow>
                    <math:mtext>Recall</math:mtext>
                    <math:mo math:stretchy="false">+</math:mo>
                    <math:mo math:stretchy="false">μ</math:mo>
                  </math:mrow>
                  <math:mtext>Precision</math:mtext>
                </math:mrow>
              </math:mfrac>
            </math:mtd>
          </math:mtr>
        </math:mtable>
      </math:mtr>
    </math:mtable>
    <math:annotation math:encoding="StarMath 5.0">stack{matrix{ C_i # "|" # "#correct"_i # "|" # "#wrong"_i # "|" # "#not retrieved"_i # "|" # "recall"_i # "|" # "precision"_i  # "|" # "f"_{1,i}
## "" # "" # "" # "" # "" # "" # dotsvert # "" # "" # "" # ""  # "" # ""
## C_l # "|" # "#correct"_l # "|" # "#wrong"_l # "|" # "#not retrieved"_l # "|" # "recall"_l # "|" # "precision"_l  # "|" # "f"_{1,l}}
# matrix{"MacroAverage"_"recall" # "=" # {sum from{x = i} to{l} {"recall"_x}} over {lline \{i, ..., l\} rline}
## "MacroAverage"_"precision" # "=" # {sum from{x = i} to{l} {"precision"_x}} over {lline \{i, ..., l\} rline}
## "MicroAverage"_"recall" # "=" # {sum from{x = i} to{l} {"#correct"_x}} over {sum from{x = i} to{l} {("#correct"_x + "#not retrieved"_x)}}
## "MicroAverage"_"precision" # "=" # {sum from{x = i} to{l} {"#correct"_x}} over {sum from{x = i} to{l} {("#correct"_x + "#wrong"_x)}}
## "MicroAverage"_{"f"_1} # "=" # {2 (%mu"Recall")(%mu"Precision")} over {%mu"Recall" + %mu"Precision"}}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sub>
        <math:mtext>field</math:mtext>
        <math:mn>1</math:mn>
      </math:msub>
      <math:mrow>
        <math:mi/>
        <math:mo math:stretchy="false">∣</math:mo>
        <math:mi/>
      </math:mrow>
      <math:msub>
        <math:mtext>field</math:mtext>
        <math:mn>2</math:mn>
      </math:msub>
    </math:mrow>
    <math:annotation math:encoding="StarMath 5.0">"field"_1` divides` "field"_2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table>
      <math:mtr>
        <math:msub>
          <math:mtext>line</math:mtext>
          <math:mn>1</math:mn>
        </math:msub>
      </math:mtr>
      <math:mtr>
        <math:mo math:stretchy="false">⋮</math:mo>
      </math:mtr>
      <math:mtr>
        <math:msub>
          <math:mtext>line</math:mtext>
          <math:mn>2</math:mn>
        </math:msub>
      </math:mtr>
    </math:mtable>
    <math:annotation math:encoding="StarMath 5.0">stack{"line"_1 # dotsvert  # "line"_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sub>
            <math:mi>'</math:mi>
            <math:mi>p</math:mi>
          </math:msub>
        </math:mrow>
      </math:mtr>
    </math:mtable>
    <math:annotation math:encoding="StarMath 5.0">stack{f''_1 # dotsvert # f''_p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i>f</math:mi>
            <math:mi>'</math:mi>
            <math:mi>'</math:mi>
            <math:msub>
              <math:mi>'</math:mi>
              <math:mn>1</math:mn>
            </math:msub>
          </math:mrow>
        </math:mtr>
        <math:mtr>
          <math:mtext/>
        </math:mtr>
        <math:mtr>
          <math:mrow>
            <math:mi>f</math:mi>
            <math:mi>'</math:mi>
            <math:mi>'</math:mi>
            <math:msub>
              <math:mi>'</math:mi>
              <math:mrow>
                <math:mi>q</math:mi>
                <math:mi>'</math:mi>
              </math:mrow>
            </math:msub>
          </math:mrow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n>1</math:mn>
              </math:msub>
            </math:mrow>
            <math:mi>M</math:mi>
          </math:msubsup>
        </math:mtr>
        <math:mtr>
          <math:mtext/>
        </math:mtr>
        <math:mtr>
          <math:msubsup>
            <math:mi>o</math:mi>
            <math:mrow>
              <math:mi>f</math:mi>
              <math:mi>'</math:mi>
              <math:mi>'</math:mi>
              <math:msub>
                <math:mi>'</math:mi>
                <math:mrow>
                  <math:mi>q</math:mi>
                  <math:mi>'</math:mi>
                </math:mrow>
              </math:msub>
            </math:mrow>
            <math:mi>M</math:mi>
          </math:msubsup>
        </math:mtr>
      </math:mtable>
    </math:mrow>
    <math:annotation math:encoding="StarMath 5.0">stack{f'''_1 # ""  # f'''_{q'}} stack{"" divides "" # dotsvert  # "" divides ""} stack{o^M_{f'''_1} # ""  # o^M_{f'''_{q'}}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f</math:mi>
          <math:mi>'</math:mi>
          <math:mi>'</math:mi>
          <math:msub>
            <math:mi>'</math:mi>
            <math:mn>1</math:mn>
          </math:msub>
        </math:mrow>
      </math:mtr>
      <math:mtr>
        <math:mo math:stretchy="false">⋮</math:mo>
      </math:mtr>
      <math:mtr>
        <math:mrow>
          <math:mi>f</math:mi>
          <math:mi>'</math:mi>
          <math:mi>'</math:mi>
          <math:msub>
            <math:mi>'</math:mi>
            <math:mi>q</math:mi>
          </math:msub>
        </math:mrow>
      </math:mtr>
    </math:mtable>
    <math:annotation math:encoding="StarMath 5.0">stack{f'''_1 # dotsvert # f'''_q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sub>
            <math:mi>f</math:mi>
            <math:mn>1</math:mn>
          </math:msub>
        </math:mtr>
        <math:mtr>
          <math:mtext/>
        </math:mtr>
        <math:mtr>
          <math:msub>
            <math:mi>f</math:mi>
            <math:mi>r</math:mi>
          </math:msub>
        </math:mtr>
      </math:mtable>
      <math:mtable>
        <math:mtr>
          <math:mrow>
            <math:mtext/>
            <math:mo math:stretchy="false">∣</math:mo>
            <math:mtext/>
          </math:mrow>
        </math:mtr>
        <math:mtr>
          <math:mo math:stretchy="false">⋮</math:mo>
        </math:mtr>
        <math:mtr>
          <math:mrow>
            <math:mtext/>
            <math:mo math:stretchy="false">∣</math:mo>
            <math:mtext/>
          </math:mrow>
        </math:mtr>
      </math:mtable>
      <math:mtable>
        <math:mtr>
          <math:mrow>
            <math:mi math:fontstyle="italic">IDF</math:mi>
            <math:mrow>
              <math:mo math:stretchy="false">(</math:mo>
              <math:msub>
                <math:mi>f</math:mi>
                <math:mn>1</math:mn>
              </math:msub>
              <math:mo math:stretchy="false">)</math:mo>
            </math:mrow>
          </math:mrow>
        </math:mtr>
        <math:mtr>
          <math:mtext/>
        </math:mtr>
        <math:mtr>
          <math:mrow>
            <math:mi math:fontstyle="italic">IDF</math:mi>
            <math:mrow>
              <math:mo math:stretchy="false">(</math:mo>
              <math:msub>
                <math:mi>f</math:mi>
                <math:mi>r</math:mi>
              </math:msub>
              <math:mo math:stretchy="false">)</math:mo>
            </math:mrow>
          </math:mrow>
        </math:mtr>
      </math:mtable>
    </math:mrow>
    <math:annotation math:encoding="StarMath 5.0">stack{f_1 # ""  # f_{r}} stack{"" divides "" # dotsvert  # "" divides ""} stack{IDF(f_1) # ""  # IDF(f_{r})}</math:annotation>
  </math:semantics>
</math:math>
</file>